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4775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4775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4775d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200e"/>
    </style:style>
    <style:style style:name="T5" style:family="text">
      <style:text-properties officeooo:rsid="00728eef"/>
    </style:style>
    <style:style style:name="T6" style:family="text">
      <style:text-properties officeooo:rsid="00747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5"/>
      <text:p text:style-name="P5"/>
      <text:p text:style-name="P5">Di<text:span text:style-name="T5">marts</text:span><text:tab/>2<text:span text:style-name="T5">4</text:span>/09/2<text:span text:style-name="T3">4</text:span></text:p>
      <text:p text:style-name="P4">Comentat </text:p>
      <text:p text:style-name="P4">- Document <text:a xlink:type="simple" xlink:href="https://paulinoposada.github.io/web_fred/web_fred_2425/documents/presentacio_modul.pdf">presentació</text:a></text:p>
      <text:p text:style-name="P2">- <text:a xlink:type="simple" xlink:href="https://paulinoposada.github.io/web_fred/web_fred_2425/index_fred_2425.html"><text:span text:style-name="T2">Lloc web</text:span></text:a></text:p>
      <text:p text:style-name="P2">- <text:span text:style-name="T4">Treball autònom tasca 1</text:span></text:p>
      <text:p text:style-name="P3">- <text:span text:style-name="T2">Començat amb apunts, apartat 1.1</text:span></text:p>
      <text:p text:style-name="P3"/>
      <text:p text:style-name="P3"/>
      <text:p text:style-name="P10">Di<text:span text:style-name="T5">mecres</text:span><text:tab/>2<text:span text:style-name="T6">5</text:span>/09/2<text:span text:style-name="T3">4</text:span></text:p>
      <text:p text:style-name="P9">Comentat </text:p>
      <text:p text:style-name="P8">- <text:span text:style-name="T2">Continuat amb apunts, apartat 1.1</text:span></text:p>
      <text:p text:style-name="P8"><text:span text:style-name="T6">- Presentat funcionament datalogger (mesurament temperatures gel, aigua bullint i ambient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3T14:06:46.593880810</dc:date>
    <meta:editing-duration>PT1H25S</meta:editing-duration>
    <meta:editing-cycles>107</meta:editing-cycles>
    <meta:document-statistic meta:table-count="0" meta:image-count="0" meta:object-count="0" meta:page-count="1" meta:paragraph-count="11" meta:word-count="43" meta:character-count="280" meta:non-whitespace-character-count="246"/>
  </office:meta>
</office:document-meta>
</file>